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54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752in"/>
    </style:style>
    <style:style style:name="co4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104">
      <style:table-cell-properties fo:background-color="#00dcff" fo:border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1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6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VEN' STAR ORGANIC PRODUC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duce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oduce</text:p>
          </table:table-cell>
          <table:table-cell table:style-name="ce8" office:value-type="string" calcext:value-type="string">
            <text:p>Number of Available Cases</text:p>
          </table:table-cell>
          <table:table-cell table:style-name="ce11" office:value-type="string" calcext:value-type="string">
            <text:p>Restaurant Price</text:p>
          </table:table-cell>
          <table:table-cell table:style-name="ce11" office:value-type="string" calcext:value-type="string">
            <text:p>CSA Price</text:p>
          </table:table-cell>
          <table:table-cell table:style-name="ce7" office:value-type="string" calcext:value-type="string">
            <text:p>Farmer's Market Price</text:p>
          </table:table-cell>
          <table:table-cell table:style-name="ce1"/>
        </table:table-row>
        <table:table-row table:style-name="ro2">
          <table:table-cell table:style-name="ce3" office:value-type="string" calcext:value-type="string">
            <text:p>Tomatoes (large)</text:p>
          </table:table-cell>
          <table:table-cell table:style-name="ce9" office:value-type="float" office:value="406" calcext:value-type="float">
            <text:p>406</text:p>
          </table:table-cell>
          <table:table-cell table:style-name="ce12" office:value-type="currency" office:currency="USD" office:value="40" calcext:value-type="currency">
            <text:p>40</text:p>
          </table:table-cell>
          <table:table-cell table:style-name="ce12" office:value-type="currency" office:currency="USD" office:value="36" calcext:value-type="currency">
            <text:p>36</text:p>
          </table:table-cell>
          <table:table-cell table:style-name="ce21" office:value-type="currency" office:currency="USD" office:value="38.25" calcext:value-type="currency">
            <text:p>38.25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Tomatoes (small)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currency" office:currency="USD" office:value="26" calcext:value-type="currency">
            <text:p>26</text:p>
          </table:table-cell>
          <table:table-cell table:style-name="ce12" office:value-type="currency" office:currency="USD" office:value="36" calcext:value-type="currency">
            <text:p>36</text:p>
          </table:table-cell>
          <table:table-cell table:style-name="ce21" office:value-type="currency" office:currency="USD" office:value="34" calcext:value-type="currency">
            <text:p>34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Watermelon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" table:style-name="ce12" office:value-type="currency" office:currency="USD" office:value="20" calcext:value-type="currency">
            <text:p>20</text:p>
          </table:table-cell>
          <table:table-cell table:style-name="ce21" office:value-type="currency" office:currency="USD" office:value="20.25" calcext:value-type="currency">
            <text:p>20.25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Okra</text:p>
          </table:table-cell>
          <table:table-cell table:style-name="ce9" office:value-type="float" office:value="76" calcext:value-type="float">
            <text:p>76</text:p>
          </table:table-cell>
          <table:table-cell table:style-name="ce12" office:value-type="currency" office:currency="USD" office:value="24" calcext:value-type="currency">
            <text:p>24</text:p>
          </table:table-cell>
          <table:table-cell table:style-name="ce12" office:value-type="currency" office:currency="USD" office:value="36" calcext:value-type="currency">
            <text:p>36</text:p>
          </table:table-cell>
          <table:table-cell table:style-name="ce21" office:value-type="currency" office:currency="USD" office:value="34" calcext:value-type="currency">
            <text:p>34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Basil</text:p>
          </table:table-cell>
          <table:table-cell table:style-name="ce9" office:value-type="float" office:value="72" calcext:value-type="float">
            <text:p>72</text:p>
          </table:table-cell>
          <table:table-cell table:style-name="ce12" office:value-type="currency" office:currency="USD" office:value="18" calcext:value-type="currency">
            <text:p>18</text:p>
          </table:table-cell>
          <table:table-cell table:style-name="ce12" office:value-type="currency" office:currency="USD" office:value="24" calcext:value-type="currency">
            <text:p>24</text:p>
          </table:table-cell>
          <table:table-cell table:style-name="ce21" office:value-type="currency" office:currency="USD" office:value="21.25" calcext:value-type="currency">
            <text:p>21.25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Cucumbers</text:p>
          </table:table-cell>
          <table:table-cell table:style-name="ce9" office:value-type="float" office:value="251" calcext:value-type="float">
            <text:p>251</text:p>
          </table:table-cell>
          <table:table-cell table:number-columns-repeated="2" table:style-name="ce12" office:value-type="currency" office:currency="USD" office:value="24" calcext:value-type="currency">
            <text:p>24</text:p>
          </table:table-cell>
          <table:table-cell table:style-name="ce21" office:value-type="currency" office:currency="USD" office:value="25.2" calcext:value-type="currency">
            <text:p>25.2</text:p>
          </table:table-cell>
          <table:table-cell table:style-name="ce26"/>
        </table:table-row>
        <table:table-row table:style-name="ro2">
          <table:table-cell table:style-name="ce3" office:value-type="string" calcext:value-type="string">
            <text:p>Sweet Potatoes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2" table:style-name="ce12" office:value-type="currency" office:currency="USD" office:value="36" calcext:value-type="currency">
            <text:p>36</text:p>
          </table:table-cell>
          <table:table-cell table:style-name="ce21" office:value-type="currency" office:currency="USD" office:value="36" calcext:value-type="currency">
            <text:p>36</text:p>
          </table:table-cell>
          <table:table-cell table:style-name="ce26"/>
        </table:table-row>
        <table:table-row table:style-name="ro2">
          <table:table-cell table:style-name="ce4" office:value-type="string" calcext:value-type="string">
            <text:p>Winter Squash</text:p>
          </table:table-cell>
          <table:table-cell table:style-name="ce10" office:value-type="float" office:value="133" calcext:value-type="float">
            <text:p>133</text:p>
          </table:table-cell>
          <table:table-cell table:number-columns-repeated="2" table:style-name="ce13" office:value-type="currency" office:currency="USD" office:value="36" calcext:value-type="currency">
            <text:p>36</text:p>
          </table:table-cell>
          <table:table-cell table:style-name="ce22" office:value-type="currency" office:currency="USD" office:value="36" calcext:value-type="currency">
            <text:p>36</text:p>
          </table:table-cell>
          <table:table-cell table:style-name="ce2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Cost Data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style-name="ce11" office:value-type="string" calcext:value-type="string">
            <text:p>Restaurant</text:p>
          </table:table-cell>
          <table:table-cell table:style-name="ce11" office:value-type="string" calcext:value-type="string">
            <text:p>CSA</text:p>
          </table:table-cell>
          <table:table-cell table:style-name="ce7" office:value-type="string" calcext:value-type="string">
            <text:p>Farmer's Marke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ost per Client</text:p>
          </table:table-cell>
          <table:table-cell table:style-name="ce12" office:value-type="currency" office:currency="USD" office:value="214.4" calcext:value-type="currency">
            <text:p>214.4</text:p>
          </table:table-cell>
          <table:table-cell table:style-name="ce12" office:value-type="currency" office:currency="USD" office:value="31.68" calcext:value-type="currency">
            <text:p>31.68</text:p>
          </table:table-cell>
          <table:table-cell table:style-name="ce21" office:value-type="currency" office:currency="USD" office:value="0" calcext:value-type="currency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Entry Cost</text:p>
          </table:table-cell>
          <table:table-cell table:style-name="ce13" office:value-type="currency" office:currency="USD" office:value="1495.5" calcext:value-type="currency">
            <text:p>1495.5</text:p>
          </table:table-cell>
          <table:table-cell table:style-name="ce13" office:value-type="currency" office:currency="USD" office:value="730.5" calcext:value-type="currency">
            <text:p>730.5</text:p>
          </table:table-cell>
          <table:table-cell table:style-name="ce22" office:value-type="currency" office:currency="USD" office:value="5833.5" calcext:value-type="currency">
            <text:p>5833.5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Decision Variables: Number of cases of each type of produce to sell in each channe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Produce</text:p>
          </table:table-cell>
          <table:table-cell table:style-name="ce11" office:value-type="string" calcext:value-type="string">
            <text:p>Cases to Restaurants</text:p>
          </table:table-cell>
          <table:table-cell table:style-name="ce11" office:value-type="string" calcext:value-type="string">
            <text:p>Cases to CSA</text:p>
          </table:table-cell>
          <table:table-cell table:style-name="ce7" office:value-type="string" calcext:value-type="string">
            <text:p>Cases to Farmers' Marke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matoes (large)</text:p>
          </table:table-cell>
          <table:table-cell table:style-name="ce14" office:value-type="float" office:value="149.360376349032" calcext:value-type="float">
            <text:p>149.360376349032</text:p>
          </table:table-cell>
          <table:table-cell table:style-name="ce18" office:value-type="float" office:value="0.0516795153422246" calcext:value-type="float">
            <text:p>0.0516795153422246</text:p>
          </table:table-cell>
          <table:table-cell table:style-name="ce23" office:value-type="float" office:value="256.587944135608" calcext:value-type="float">
            <text:p>256.58794413560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matoes (small)</text:p>
          </table:table-cell>
          <table:table-cell table:style-name="ce15" office:value-type="float" office:value="2.44298994298102" calcext:value-type="float">
            <text:p>2.44298994298102</text:p>
          </table:table-cell>
          <table:table-cell table:style-name="ce19" office:value-type="float" office:value="598.887758812448" calcext:value-type="float">
            <text:p>598.887758812448</text:p>
          </table:table-cell>
          <table:table-cell table:style-name="ce24" office:value-type="float" office:value="6.6692512440366" calcext:value-type="float">
            <text:p>6.66925124403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atermelon</text:p>
          </table:table-cell>
          <table:table-cell table:style-name="ce15" office:value-type="float" office:value="77.9110377116908" calcext:value-type="float">
            <text:p>77.9110377116908</text:p>
          </table:table-cell>
          <table:table-cell table:style-name="ce19" office:value-type="float" office:value="40.1278083696713" calcext:value-type="float">
            <text:p>40.1278083696713</text:p>
          </table:table-cell>
          <table:table-cell table:style-name="ce24" office:value-type="float" office:value="48.961153918495" calcext:value-type="float">
            <text:p>48.961153918495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kra</text:p>
          </table:table-cell>
          <table:table-cell table:style-name="ce15" office:value-type="float" office:value="0.0000478542535580959" calcext:value-type="float">
            <text:p>4.78542535580959E-005</text:p>
          </table:table-cell>
          <table:table-cell table:style-name="ce19" office:value-type="float" office:value="69.9278386429137" calcext:value-type="float">
            <text:p>69.9278386429137</text:p>
          </table:table-cell>
          <table:table-cell table:style-name="ce24" office:value-type="float" office:value="6.07211348930351" calcext:value-type="float">
            <text:p>6.0721134893035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15" office:value-type="float" office:value="9.25733462792609" calcext:value-type="float">
            <text:p>9.25733462792609</text:p>
          </table:table-cell>
          <table:table-cell table:style-name="ce19" office:value-type="float" office:value="18.1182813157175" calcext:value-type="float">
            <text:p>18.1182813157175</text:p>
          </table:table-cell>
          <table:table-cell table:style-name="ce24" office:value-type="float" office:value="44.6243840562787" calcext:value-type="float">
            <text:p>44.624384056278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ucumbers</text:p>
          </table:table-cell>
          <table:table-cell table:style-name="ce15" office:value-type="float" office:value="171.231799051376" calcext:value-type="float">
            <text:p>171.231799051376</text:p>
          </table:table-cell>
          <table:table-cell table:style-name="ce19" office:value-type="float" office:value="1.64139355258937" calcext:value-type="float">
            <text:p>1.64139355258937</text:p>
          </table:table-cell>
          <table:table-cell table:style-name="ce24" office:value-type="float" office:value="78.1268073959698" calcext:value-type="float">
            <text:p>78.126807395969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Sweet Potatoes</text:p>
          </table:table-cell>
          <table:table-cell table:style-name="ce15" office:value-type="float" office:value="32.4359067870203" calcext:value-type="float">
            <text:p>32.4359067870203</text:p>
          </table:table-cell>
          <table:table-cell table:style-name="ce19" office:value-type="float" office:value="8.03512233749672" calcext:value-type="float">
            <text:p>8.03512233749672</text:p>
          </table:table-cell>
          <table:table-cell table:style-name="ce24" office:value-type="float" office:value="66.5289708754769" calcext:value-type="float">
            <text:p>66.528970875476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Winter Squash</text:p>
          </table:table-cell>
          <table:table-cell table:style-name="ce16" office:value-type="float" office:value="37.3895651166186" calcext:value-type="float">
            <text:p>37.3895651166186</text:p>
          </table:table-cell>
          <table:table-cell table:style-name="ce20" office:value-type="float" office:value="3.18396819004587" calcext:value-type="float">
            <text:p>3.18396819004587</text:p>
          </table:table-cell>
          <table:table-cell table:style-name="ce25" office:value-type="float" office:value="92.426466692613" calcext:value-type="float">
            <text:p>92.426466692613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Objective: Maximize total profit</text:p>
          </table:table-cell>
          <table:table-cell table:number-columns-repeated="5"/>
        </table:table-row>
        <table:table-row table:style-name="ro2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060.0396050697" calcext:value-type="currency">
            <text:p/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trai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roduce</text:p>
          </table:table-cell>
          <table:table-cell table:style-name="ce11" office:value-type="string" calcext:value-type="string">
            <text:p>Sell Total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Produced Tota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matoes (large)</text:p>
          </table:table-cell>
          <table:table-cell table:style-name="ce17" table:formula="of:=SUM([.B26:.D26])" office:value-type="float" office:value="405.999999999982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6]" office:value-type="float" office:value="406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omatoes (small)</text:p>
          </table:table-cell>
          <table:table-cell table:style-name="ce17" table:formula="of:=SUM([.B27:.D27])" office:value-type="float" office:value="607.999999999465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7]" office:value-type="float" office:value="608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Watermelon</text:p>
          </table:table-cell>
          <table:table-cell table:style-name="ce17" table:formula="of:=SUM([.B28:.D28])" office:value-type="float" office:value="166.999999999857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8]" office:value-type="float" office:value="167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kra</text:p>
          </table:table-cell>
          <table:table-cell table:style-name="ce17" table:formula="of:=SUM([.B29:.D29])" office:value-type="float" office:value="75.9999999864707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9]" office:value-type="float" office:value="76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sil</text:p>
          </table:table-cell>
          <table:table-cell table:style-name="ce17" table:formula="of:=SUM([.B30:.D30])" office:value-type="float" office:value="71.9999999999223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0]" office:value-type="float" office:value="72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ucumbers</text:p>
          </table:table-cell>
          <table:table-cell table:style-name="ce17" table:formula="of:=SUM([.B31:.D31])" office:value-type="float" office:value="250.999999999935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1]" office:value-type="float" office:value="251" calcext:value-type="float">
            <text:p/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weet Potatoes</text:p>
          </table:table-cell>
          <table:table-cell table:style-name="ce17" table:formula="of:=SUM([.B32:.D32])" office:value-type="float" office:value="106.999999999994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2]" office:value-type="float" office:value="107" calcext:value-type="float">
            <text:p/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Winter Squash</text:p>
          </table:table-cell>
          <table:table-cell table:style-name="ce17" table:formula="of:=SUM([.B33:.D33])" office:value-type="float" office:value="132.999999999278" calcext:value-type="float">
            <text:p/>
          </table:table-cell>
          <table:table-cell office:value-type="string" calcext:value-type="string">
            <text:p>&lt;=</text:p>
          </table:table-cell>
          <table:table-cell table:formula="of:=[.B13]" office:value-type="float" office:value="13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. of restaurants</text:p>
          </table:table-cell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table:style-name="ce6" table:formula="of:=SUM([.B26:.B33])/119" office:value-type="float" office:value="4.03385762555376" calcext:value-type="float">
            <text:p/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. of CSA</text:p>
          </table:table-cell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table:style-name="ce6" table:formula="of:=SUMPRODUCT([.C26:.C33];[.D6:.D13])/400" office:value-type="float" office:value="64.3997439854241" calcext:value-type="float">
            <text:p/>
          </table:table-cell>
          <table:table-cell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Cases to Farmers' Market</text:p>
          </table:table-cell>
          <table:table-cell office:value-type="string" calcext:value-type="string">
            <text:p>Sign</text:p>
          </table:table-cell>
          <table:table-cell table:number-columns-repeated="4"/>
        </table:table-row>
        <table:table-row table:style-name="ro1">
          <table:table-cell table:formula="of:=SUM([.D26:.D33])" office:value-type="float" office:value="599.997091807782" calcext:value-type="float">
            <text:p/>
          </table:table-cell>
          <table:table-cell office:value-type="string" calcext:value-type="string">
            <text:p>&lt;=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22:53:03.3691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2T23:57:58.017621000</dc:date>
    <meta:editing-duration>P1DT20H22M15S</meta:editing-duration>
    <meta:editing-cycles>8</meta:editing-cycles>
    <meta:generator>LibreOffice/4.2.1.1$MacOSX_X86_64 LibreOffice_project/d7dbbd7842e6a58b0f521599204e827654e1fb8b</meta:generator>
    <meta:document-statistic meta:table-count="3" meta:cell-count="150" meta:object-count="0"/>
    <meta:user-defined meta:name=""/>
  </office:meta>
</office:document-meta>
</file>